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784in"/>
    </style:style>
    <style:style style:name="Table1.D" style:family="table-column">
      <style:table-column-properties style:column-width="0.866in"/>
    </style:style>
    <style:style style:name="Table1.E" style:family="table-column">
      <style:table-column-properties style:column-width="0.8653in"/>
    </style:style>
    <style:style style:name="Table1.H" style:family="table-column">
      <style:table-column-properties style:column-width="0.86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46ff2" officeooo:paragraph-rsid="00046ff2"/>
    </style:style>
    <style:style style:name="P2" style:family="paragraph" style:parent-style-name="Standard">
      <style:paragraph-properties fo:text-align="start" style:justify-single-word="false"/>
      <style:text-properties officeooo:rsid="00046ff2" officeooo:paragraph-rsid="00046ff2"/>
    </style:style>
    <style:style style:name="P3" style:family="paragraph" style:parent-style-name="Standard">
      <style:paragraph-properties fo:text-align="start" style:justify-single-word="false"/>
      <style:text-properties officeooo:rsid="00055870" officeooo:paragraph-rsid="00055870"/>
    </style:style>
    <style:style style:name="P4" style:family="paragraph" style:parent-style-name="Standard">
      <style:paragraph-properties fo:text-align="start" style:justify-single-word="false"/>
      <style:text-properties officeooo:paragraph-rsid="00055870"/>
    </style:style>
    <style:style style:name="P5" style:family="paragraph" style:parent-style-name="Standard">
      <style:paragraph-properties fo:text-align="start" style:justify-single-word="false"/>
      <style:text-properties officeooo:rsid="0006740a" officeooo:paragraph-rsid="0006740a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46ff2" officeooo:paragraph-rsid="00046ff2"/>
    </style:style>
    <style:style style:name="P8" style:family="paragraph" style:parent-style-name="Table_20_Contents">
      <style:paragraph-properties fo:text-align="center" style:justify-single-word="false"/>
      <style:text-properties officeooo:rsid="0004e5a6" officeooo:paragraph-rsid="0004e5a6"/>
    </style:style>
    <style:style style:name="P9" style:family="paragraph" style:parent-style-name="Table_20_Contents">
      <style:paragraph-properties fo:text-align="center" style:justify-single-word="false"/>
      <style:text-properties officeooo:rsid="00050861" officeooo:paragraph-rsid="00050861"/>
    </style:style>
    <style:style style:name="T1" style:family="text">
      <style:text-properties officeooo:rsid="000558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Software Handout1 </text:p>
      <text:p text:style-name="P1">HL</text:p>
      <text:p text:style-name="P1"/>
      <text:p text:style-name="P1">Table 1. Comparison and Selection of Target Platform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E"/>
        <table:table-column table:style-name="Table1.H"/>
        <table:table-row>
          <table:table-cell table:style-name="Table1.A1" office:value-type="string">
            <text:p text:style-name="P8">Serial No.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6</text:p>
          </table:table-cell>
          <table:table-cell table:style-name="Table1.H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8">CPU/Board</text:p>
          </table:table-cell>
          <table:table-cell table:style-name="Table1.A2" office:value-type="string">
            <text:p text:style-name="P7">LPC17xx</text:p>
          </table:table-cell>
          <table:table-cell table:style-name="Table1.A2" office:value-type="string">
            <text:p text:style-name="P7">S3C6410</text:p>
          </table:table-cell>
          <table:table-cell table:style-name="Table1.A2" office:value-type="string">
            <text:p text:style-name="P7">NANO</text:p>
          </table:table-cell>
          <table:table-cell table:style-name="Table1.A2" office:value-type="string">
            <text:p text:style-name="P7">Tx2</text:p>
          </table:table-cell>
          <table:table-cell table:style-name="Table1.A2" office:value-type="string">
            <text:p text:style-name="P7">BCM2835/2837</text:p>
          </table:table-cell>
          <table:table-cell table:style-name="Table1.A2" office:value-type="string">
            <text:p text:style-name="P8">RISC-V</text:p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Company</text:p>
          </table:table-cell>
          <table:table-cell table:style-name="Table1.A2" office:value-type="string">
            <text:p text:style-name="P7">NXP</text:p>
          </table:table-cell>
          <table:table-cell table:style-name="Table1.A2" office:value-type="string">
            <text:p text:style-name="P7">Samsung</text:p>
          </table:table-cell>
          <table:table-cell table:style-name="Table1.A2" office:value-type="string">
            <text:p text:style-name="P7">Nvidia</text:p>
          </table:table-cell>
          <table:table-cell table:style-name="Table1.A2" office:value-type="string">
            <text:p text:style-name="P7">Nvidia</text:p>
          </table:table-cell>
          <table:table-cell table:style-name="Table1.A2" office:value-type="string">
            <text:p text:style-name="P7">Broadcom</text:p>
          </table:table-cell>
          <table:table-cell table:style-name="Table1.A2" office:value-type="string">
            <text:p text:style-name="P8">Future Electronics/Microsemi</text:p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CPU Core</text:p>
          </table:table-cell>
          <table:table-cell table:style-name="Table1.A2" office:value-type="string">
            <text:p text:style-name="P7">ARM</text:p>
          </table:table-cell>
          <table:table-cell table:style-name="Table1.A2" office:value-type="string">
            <text:p text:style-name="P7">ARM11</text:p>
          </table:table-cell>
          <table:table-cell table:style-name="Table1.A2" office:value-type="string">
            <text:p text:style-name="P7">ARM CPU/GPU</text:p>
          </table:table-cell>
          <table:table-cell table:style-name="Table1.A2" office:value-type="string">
            <text:p text:style-name="P7">ARM CPU/GPU</text:p>
          </table:table-cell>
          <table:table-cell table:style-name="Table1.A2" office:value-type="string">
            <text:p text:style-name="P7">ARM</text:p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Kit</text:p>
          </table:table-cell>
          <table:table-cell table:style-name="Table1.A2" office:value-type="string">
            <text:p text:style-name="P6">OM13085 LPCXpresso</text:p>
          </table:table-cell>
          <table:table-cell table:style-name="Table1.A2" office:value-type="string">
            <text:p text:style-name="P8">Samsung ARM11 Dev Kit</text:p>
          </table:table-cell>
          <table:table-cell table:style-name="Table1.A2" office:value-type="string">
            <text:p text:style-name="P7">Jetson NANO</text:p>
          </table:table-cell>
          <table:table-cell table:style-name="Table1.A2" office:value-type="string">
            <text:p text:style-name="P7">Jetson Tx2 Dev Kit</text:p>
          </table:table-cell>
          <table:table-cell table:style-name="Table1.A2" office:value-type="string">
            <text:p text:style-name="P7">Pie3B+/4</text:p>
          </table:table-cell>
          <table:table-cell table:style-name="Table1.A2" office:value-type="string">
            <text:p text:style-name="P7">IGLOO2 or SmartFusion2 FPGA</text:p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8">Data sheet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Partial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P9">--</text:p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CPU Architecture Block Diagram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Memory Map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Special Purpose Register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Firmware Tool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ID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Cross Compiler Tool Chai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OS Source Distributio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</table:table>
      <text:p text:style-name="P2"/>
      <text:p text:style-name="P3">Note: </text:p>
      <text:p text:style-name="P4"><text:span text:style-name="T1">1. </text:span>You can download a functional toolchain from <text:a xlink:type="simple" xlink:href="https://developer.arm.com/tools-and-software/open-source-software/developer-tools/gnu-toolchain/gnu-rm/downloads" text:style-name="Internet_20_link" text:visited-style-name="Visited_20_Internet_20_Link">developer.arm.com</text:a> <text:span text:style-name="T1">(ref: </text:span><text:a xlink:type="simple" xlink:href="https://unix.stackexchange.com/questions/453032/how-to-install-a-functional-arm-cross-gcc-toolchain-on-ubuntu-18-04-bionic-beav" text:style-name="Internet_20_link" text:visited-style-name="Visited_20_Internet_20_Link"><text:span text:style-name="T1">https://unix.stackexchange.com/questions/453032/how-to-install-a-functional-arm-cross-gcc-toolchain-on-ubuntu-18-04-bionic-beav</text:span></text:a><text:span text:style-name="T1">)</text:span></text:p>
      <text:p text:style-name="P5">2. Installation guide: </text:p>
      <text:p text:style-name="P4"><text:a xlink:type="simple" xlink:href="https://unix.stackexchange.com/questions/453032/how-to-install-a-functional-arm-cross-gcc-toolchain-on-ubuntu-18-04-bionic-beav" text:style-name="Internet_20_link" text:visited-style-name="Visited_20_Internet_20_Link">https://unix.stackexchange.com/questions/453032/how-to-install-a-functional-arm-cross-gcc-toolchain-on-ubuntu-18-04-bionic-beav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22:23:13.974940783</meta:creation-date>
    <dc:date>2021-09-28T23:12:13.840055650</dc:date>
    <meta:editing-duration>PT23M4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55" meta:word-count="105" meta:character-count="874" meta:non-whitespace-character-count="819"/>
  </office:meta>
</office:document-meta>
</file>